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2.529cm"/>
    </style:style>
    <style:style style:name="co6" style:family="table-column">
      <style:table-column-properties fo:break-before="auto" style:column-width="2.50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</style:style>
    <style:style style:name="ce2" style:family="table-cell" style:parent-style-name="Default" style:data-style-name="N0"/>
    <style:style style:name="ce3" style:family="table-cell" style:parent-style-name="Default" style:data-style-name="N107"/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row table:style-name="ro3">
          <table:table-cell office:value-type="string">
            <text:p>Name</text:p>
          </table:table-cell>
          <table:table-cell office:value-type="string">
            <text:p>Voltage (V)</text:p>
          </table:table-cell>
          <table:table-cell office:value-type="string">
            <text:p>Current (mA)</text:p>
          </table:table-cell>
          <table:table-cell table:style-name="Default" office:value-type="string">
            <text:p>Preis</text:p>
          </table:table-cell>
          <table:table-cell office:value-type="string">
            <text:p>Watt</text:p>
          </table:table-cell>
          <table:table-cell/>
          <table:table-cell table:style-name="ce4" office:value-type="string">
            <text:p>Watt 3,3V Lane</text:p>
          </table:table-cell>
          <table:table-cell table:style-name="ce4" office:value-type="string">
            <text:p>Watt 5V Lane</text:p>
          </table:table-cell>
          <table:table-cell table:style-name="ce4" office:value-type="string">
            <text:p>Watt 6V Lane</text:p>
          </table:table-cell>
          <table:table-cell/>
          <table:table-cell office:value-type="string">
            <text:p>Anzahl</text:p>
          </table:table-cell>
          <table:table-cell office:value-type="string">
            <text:p>Watt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table:number-columns-repeated="10"/>
        </table:table-row>
        <table:table-row table:style-name="ro2">
          <table:table-cell office:value-type="string">
            <text:p>CPU</text:p>
          </table:table-cell>
          <table:table-cell office:value-type="float" office:value="3.3">
            <text:p>3,3</text:p>
          </table:table-cell>
          <table:table-cell office:value-type="float" office:value="150">
            <text:p>150</text:p>
          </table:table-cell>
          <table:table-cell office:value-type="currency" office:currency="EUR" office:value="1.93">
            <text:p>1,93 €</text:p>
          </table:table-cell>
          <table:table-cell table:formula="of:=[.B3]*([.C3]/1000)" office:value-type="float" office:value="0.495">
            <text:p>0,495</text:p>
          </table:table-cell>
          <table:table-cell/>
          <table:table-cell table:formula="of:=IF([.B3]=3.3;([.B3]*([.C3]/1000))*[.K3];0)" office:value-type="float" office:value="0.495">
            <text:p>0,495</text:p>
          </table:table-cell>
          <table:table-cell table:formula="of:=IF([.B3]=5;([.B3]*([.C3]/1000))*[.K3];0)" office:value-type="float" office:value="0">
            <text:p>0</text:p>
          </table:table-cell>
          <table:table-cell table:formula="of:=IF([.B3]=6;([.B3]*([.C3]/1000))*[.K3];0)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[.K3]*[.E3]" office:value-type="float" office:value="0.495">
            <text:p>0,495</text:p>
          </table:table-cell>
          <table:table-cell/>
          <table:table-cell table:formula="of:=[.K3]*[.D3]" office:value-type="currency" office:currency="EUR" office:value="1.93">
            <text:p>1,93 €</text:p>
          </table:table-cell>
        </table:table-row>
        <table:table-row table:style-name="ro2">
          <table:table-cell office:value-type="string">
            <text:p>UV</text:p>
          </table:table-cell>
          <table:table-cell office:value-type="float" office:value="3.3">
            <text:p>3,3</text:p>
          </table:table-cell>
          <table:table-cell office:value-type="float" office:value="0.009">
            <text:p>0,009</text:p>
          </table:table-cell>
          <table:table-cell office:value-type="currency" office:currency="EUR" office:value="1.75">
            <text:p>1,75 €</text:p>
          </table:table-cell>
          <table:table-cell table:formula="of:=[.B4]*([.C4]/1000)" office:value-type="float" office:value="0.0000297">
            <text:p>0,0000297</text:p>
          </table:table-cell>
          <table:table-cell/>
          <table:table-cell table:formula="of:=IF([.B4]=3.3;([.B4]*([.C4]/1000))*[.K4];0)" office:value-type="float" office:value="0.0000297">
            <text:p>0,0000297</text:p>
          </table:table-cell>
          <table:table-cell table:formula="of:=IF([.B4]=5;([.B4]*([.C4]/1000))*[.K4];0)" office:value-type="float" office:value="0">
            <text:p>0</text:p>
          </table:table-cell>
          <table:table-cell table:formula="of:=IF([.B4]=6;([.B4]*([.C4]/1000))*[.K4];0)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[.K4]*[.E4]" office:value-type="float" office:value="0.0000297">
            <text:p>0,0000297</text:p>
          </table:table-cell>
          <table:table-cell/>
          <table:table-cell table:formula="of:=[.K4]*[.D4]" office:value-type="currency" office:currency="EUR" office:value="1.75">
            <text:p>1,75 €</text:p>
          </table:table-cell>
        </table:table-row>
        <table:table-row table:style-name="ro3">
          <table:table-cell office:value-type="string">
            <text:p>Lightlevel</text:p>
          </table:table-cell>
          <table:table-cell office:value-type="float" office:value="3.3">
            <text:p>3,3</text:p>
          </table:table-cell>
          <table:table-cell office:value-type="float" office:value="20">
            <text:p>20</text:p>
          </table:table-cell>
          <table:table-cell office:value-type="currency" office:currency="EUR" office:value="1.78">
            <text:p>1,78 €</text:p>
          </table:table-cell>
          <table:table-cell table:formula="of:=[.B5]*([.C5]/1000)" office:value-type="float" office:value="0.066">
            <text:p>0,066</text:p>
          </table:table-cell>
          <table:table-cell/>
          <table:table-cell table:formula="of:=IF([.B5]=3.3;([.B5]*([.C5]/1000))*[.K5];0)" office:value-type="float" office:value="0.066">
            <text:p>0,066</text:p>
          </table:table-cell>
          <table:table-cell table:formula="of:=IF([.B5]=5;([.B5]*([.C5]/1000))*[.K5];0)" office:value-type="float" office:value="0">
            <text:p>0</text:p>
          </table:table-cell>
          <table:table-cell table:formula="of:=IF([.B5]=6;([.B5]*([.C5]/1000))*[.K5];0)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[.K5]*[.E5]" office:value-type="float" office:value="0.066">
            <text:p>0,066</text:p>
          </table:table-cell>
          <table:table-cell/>
          <table:table-cell table:formula="of:=[.K5]*[.D5]" office:value-type="currency" office:currency="EUR" office:value="1.78">
            <text:p>1,78 €</text:p>
          </table:table-cell>
        </table:table-row>
        <table:table-row table:style-name="ro2">
          <table:table-cell office:value-type="string">
            <text:p>NRF</text:p>
          </table:table-cell>
          <table:table-cell office:value-type="float" office:value="3.3">
            <text:p>3,3</text:p>
          </table:table-cell>
          <table:table-cell office:value-type="float" office:value="13.3">
            <text:p>13,3</text:p>
          </table:table-cell>
          <table:table-cell office:value-type="currency" office:currency="EUR" office:value="0.53">
            <text:p>0,53 €</text:p>
          </table:table-cell>
          <table:table-cell table:formula="of:=[.B6]*([.C6]/1000)" office:value-type="float" office:value="0.04389">
            <text:p>0,04389</text:p>
          </table:table-cell>
          <table:table-cell/>
          <table:table-cell table:formula="of:=IF([.B6]=3.3;([.B6]*([.C6]/1000))*[.K6];0)" office:value-type="float" office:value="0.04389">
            <text:p>0,04389</text:p>
          </table:table-cell>
          <table:table-cell table:formula="of:=IF([.B6]=5;([.B6]*([.C6]/1000))*[.K6];0)" office:value-type="float" office:value="0">
            <text:p>0</text:p>
          </table:table-cell>
          <table:table-cell table:formula="of:=IF([.B6]=6;([.B6]*([.C6]/1000))*[.K6];0)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[.K6]*[.E6]" office:value-type="float" office:value="0.04389">
            <text:p>0,04389</text:p>
          </table:table-cell>
          <table:table-cell/>
          <table:table-cell table:formula="of:=[.K6]*[.D6]" office:value-type="currency" office:currency="EUR" office:value="0.53">
            <text:p>0,53 €</text:p>
          </table:table-cell>
        </table:table-row>
        <table:table-row table:style-name="ro2">
          <table:table-cell office:value-type="string">
            <text:p>Smoke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currency" office:currency="EUR" office:value="4.64">
            <text:p>4,64 €</text:p>
          </table:table-cell>
          <table:table-cell table:formula="of:=[.B7]*([.C7]/1000)" office:value-type="float" office:value="0.2">
            <text:p>0,2</text:p>
          </table:table-cell>
          <table:table-cell/>
          <table:table-cell table:formula="of:=IF([.B7]=3.3;([.B7]*([.C7]/1000))*[.K7];0)" office:value-type="float" office:value="0">
            <text:p>0</text:p>
          </table:table-cell>
          <table:table-cell table:formula="of:=IF([.B7]=5;([.B7]*([.C7]/1000))*[.K7];0)" office:value-type="float" office:value="0.2">
            <text:p>0,2</text:p>
          </table:table-cell>
          <table:table-cell table:formula="of:=IF([.B7]=6;([.B7]*([.C7]/1000))*[.K7];0)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[.K7]*[.E7]" office:value-type="float" office:value="0.2">
            <text:p>0,2</text:p>
          </table:table-cell>
          <table:table-cell/>
          <table:table-cell table:formula="of:=[.K7]*[.D7]" office:value-type="currency" office:currency="EUR" office:value="4.64">
            <text:p>4,64 €</text:p>
          </table:table-cell>
        </table:table-row>
        <table:table-row table:style-name="ro2">
          <table:table-cell office:value-type="string">
            <text:p>Gravitation</text:p>
          </table:table-cell>
          <table:table-cell office:value-type="float" office:value="3.3">
            <text:p>3,3</text:p>
          </table:table-cell>
          <table:table-cell office:value-type="float" office:value="0.165">
            <text:p>0,165</text:p>
          </table:table-cell>
          <table:table-cell office:value-type="currency" office:currency="EUR" office:value="2.05">
            <text:p>2,05 €</text:p>
          </table:table-cell>
          <table:table-cell table:formula="of:=[.B8]*([.C8]/1000)" office:value-type="float" office:value="0.0005445">
            <text:p>0,0005445</text:p>
          </table:table-cell>
          <table:table-cell/>
          <table:table-cell table:formula="of:=IF([.B8]=3.3;([.B8]*([.C8]/1000))*[.K8];0)" office:value-type="float" office:value="0.0005445">
            <text:p>0,0005445</text:p>
          </table:table-cell>
          <table:table-cell table:formula="of:=IF([.B8]=5;([.B8]*([.C8]/1000))*[.K8];0)" office:value-type="float" office:value="0">
            <text:p>0</text:p>
          </table:table-cell>
          <table:table-cell table:formula="of:=IF([.B8]=6;([.B8]*([.C8]/1000))*[.K8];0)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[.K8]*[.E8]" office:value-type="float" office:value="0.0005445">
            <text:p>0,0005445</text:p>
          </table:table-cell>
          <table:table-cell/>
          <table:table-cell table:formula="of:=[.K8]*[.D8]" office:value-type="currency" office:currency="EUR" office:value="2.05">
            <text:p>2,05 €</text:p>
          </table:table-cell>
        </table:table-row>
        <table:table-row table:style-name="ro2">
          <table:table-cell office:value-type="string">
            <text:p>Magnetometer</text:p>
          </table:table-cell>
          <table:table-cell office:value-type="float" office:value="3.3">
            <text:p>3,3</text:p>
          </table:table-cell>
          <table:table-cell office:value-type="float" office:value="0.1">
            <text:p>0,1</text:p>
          </table:table-cell>
          <table:table-cell office:value-type="currency" office:currency="EUR" office:value="0.39">
            <text:p>0,39 €</text:p>
          </table:table-cell>
          <table:table-cell table:formula="of:=[.B9]*([.C9]/1000)" office:value-type="float" office:value="0.00033">
            <text:p>0,00033</text:p>
          </table:table-cell>
          <table:table-cell/>
          <table:table-cell table:formula="of:=IF([.B9]=3.3;([.B9]*([.C9]/1000))*[.K9];0)" office:value-type="float" office:value="0.00033">
            <text:p>0,00033</text:p>
          </table:table-cell>
          <table:table-cell table:formula="of:=IF([.B9]=5;([.B9]*([.C9]/1000))*[.K9];0)" office:value-type="float" office:value="0">
            <text:p>0</text:p>
          </table:table-cell>
          <table:table-cell table:formula="of:=IF([.B9]=6;([.B9]*([.C9]/1000))*[.K9];0)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[.K9]*[.E9]" office:value-type="float" office:value="0.00033">
            <text:p>0,00033</text:p>
          </table:table-cell>
          <table:table-cell/>
          <table:table-cell table:formula="of:=[.K9]*[.D9]" office:value-type="currency" office:currency="EUR" office:value="0.39">
            <text:p>0,39 €</text:p>
          </table:table-cell>
        </table:table-row>
        <table:table-row table:style-name="ro3">
          <table:table-cell office:value-type="string">
            <text:p>Air Quality</text:p>
          </table:table-cell>
          <table:table-cell office:value-type="float" office:value="5">
            <text:p>5</text:p>
          </table:table-cell>
          <table:table-cell office:value-type="float" office:value="160">
            <text:p>160</text:p>
          </table:table-cell>
          <table:table-cell office:value-type="currency" office:currency="EUR" office:value="1.88">
            <text:p>1,88 €</text:p>
          </table:table-cell>
          <table:table-cell table:formula="of:=[.B10]*([.C10]/1000)" office:value-type="float" office:value="0.8">
            <text:p>0,8</text:p>
          </table:table-cell>
          <table:table-cell/>
          <table:table-cell table:formula="of:=IF([.B10]=3.3;([.B10]*([.C10]/1000))*[.K10];0)" office:value-type="float" office:value="0">
            <text:p>0</text:p>
          </table:table-cell>
          <table:table-cell table:formula="of:=IF([.B10]=5;([.B10]*([.C10]/1000))*[.K10];0)" office:value-type="float" office:value="0.8">
            <text:p>0,8</text:p>
          </table:table-cell>
          <table:table-cell table:formula="of:=IF([.B10]=6;([.B10]*([.C10]/1000))*[.K10];0)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[.K10]*[.E10]" office:value-type="float" office:value="0.8">
            <text:p>0,8</text:p>
          </table:table-cell>
          <table:table-cell/>
          <table:table-cell table:formula="of:=[.K10]*[.D10]" office:value-type="currency" office:currency="EUR" office:value="1.88">
            <text:p>1,88 €</text:p>
          </table:table-cell>
        </table:table-row>
        <table:table-row table:style-name="ro2">
          <table:table-cell office:value-type="string">
            <text:p>CO2</text:p>
          </table:table-cell>
          <table:table-cell table:style-name="ce1"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currency" office:currency="EUR" office:value="28.67">
            <text:p>28,67 €</text:p>
          </table:table-cell>
          <table:table-cell table:formula="of:=[.B11]*([.C11]/1000)" office:value-type="float" office:value="1.2">
            <text:p>1,2</text:p>
          </table:table-cell>
          <table:table-cell/>
          <table:table-cell table:formula="of:=IF([.B11]=3.3;([.B11]*([.C11]/1000))*[.K11];0)" office:value-type="float" office:value="0">
            <text:p>0</text:p>
          </table:table-cell>
          <table:table-cell table:formula="of:=IF([.B11]=5;([.B11]*([.C11]/1000))*[.K11];0)" office:value-type="float" office:value="0">
            <text:p>0</text:p>
          </table:table-cell>
          <table:table-cell table:formula="of:=IF([.B11]=6;([.B11]*([.C11]/1000))*[.K11];0)" office:value-type="float" office:value="1.2">
            <text:p>1,2</text:p>
          </table:table-cell>
          <table:table-cell/>
          <table:table-cell office:value-type="float" office:value="1">
            <text:p>1</text:p>
          </table:table-cell>
          <table:table-cell table:formula="of:=[.K11]*[.E11]" office:value-type="float" office:value="1.2">
            <text:p>1,2</text:p>
          </table:table-cell>
          <table:table-cell/>
          <table:table-cell table:formula="of:=[.K11]*[.D11]" office:value-type="currency" office:currency="EUR" office:value="28.67">
            <text:p>28,67 €</text:p>
          </table:table-cell>
        </table:table-row>
        <table:table-row table:style-name="ro2">
          <table:table-cell office:value-type="string">
            <text:p>Barometer</text:p>
          </table:table-cell>
          <table:table-cell table:style-name="ce2" office:value-type="float" office:value="3.3">
            <text:p>3,3</text:p>
          </table:table-cell>
          <table:table-cell office:value-type="float" office:value="0.65">
            <text:p>0,65</text:p>
          </table:table-cell>
          <table:table-cell office:value-type="currency" office:currency="EUR" office:value="1.28">
            <text:p>1,28 €</text:p>
          </table:table-cell>
          <table:table-cell table:formula="of:=[.B12]*([.C12]/1000)" office:value-type="float" office:value="0.002145">
            <text:p>0,002145</text:p>
          </table:table-cell>
          <table:table-cell/>
          <table:table-cell table:formula="of:=IF([.B12]=3.3;([.B12]*([.C12]/1000))*[.K12];0)" office:value-type="float" office:value="0.002145">
            <text:p>0,002145</text:p>
          </table:table-cell>
          <table:table-cell table:formula="of:=IF([.B12]=5;([.B12]*([.C12]/1000))*[.K12];0)" office:value-type="float" office:value="0">
            <text:p>0</text:p>
          </table:table-cell>
          <table:table-cell table:formula="of:=IF([.B12]=6;([.B12]*([.C12]/1000))*[.K12];0)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[.K12]*[.E12]" office:value-type="float" office:value="0.002145">
            <text:p>0,002145</text:p>
          </table:table-cell>
          <table:table-cell/>
          <table:table-cell table:formula="of:=[.K12]*[.D12]" office:value-type="currency" office:currency="EUR" office:value="1.28">
            <text:p>1,28 €</text:p>
          </table:table-cell>
        </table:table-row>
        <table:table-row table:style-name="ro3">
          <table:table-cell office:value-type="string">
            <text:p>Temperature</text:p>
          </table:table-cell>
          <table:table-cell office:value-type="float" office:value="3.3">
            <text:p>3,3</text:p>
          </table:table-cell>
          <table:table-cell office:value-type="float" office:value="1.5">
            <text:p>1,5</text:p>
          </table:table-cell>
          <table:table-cell office:value-type="currency" office:currency="EUR" office:value="0.57">
            <text:p>0,57 €</text:p>
          </table:table-cell>
          <table:table-cell table:formula="of:=[.B13]*([.C13]/1000)" office:value-type="float" office:value="0.00495">
            <text:p>0,00495</text:p>
          </table:table-cell>
          <table:table-cell/>
          <table:table-cell table:formula="of:=IF([.B13]=3.3;([.B13]*([.C13]/1000))*[.K13];0)" office:value-type="float" office:value="0.03465">
            <text:p>0,03465</text:p>
          </table:table-cell>
          <table:table-cell table:formula="of:=IF([.B13]=5;([.B13]*([.C13]/1000))*[.K13];0)" office:value-type="float" office:value="0">
            <text:p>0</text:p>
          </table:table-cell>
          <table:table-cell table:formula="of:=IF([.B13]=6;([.B13]*([.C13]/1000))*[.K13];0)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formula="of:=[.K13]*[.E13]" office:value-type="float" office:value="0.03465">
            <text:p>0,03465</text:p>
          </table:table-cell>
          <table:table-cell/>
          <table:table-cell table:formula="of:=[.K13]*[.D13]" office:value-type="currency" office:currency="EUR" office:value="3.99">
            <text:p>3,99 €</text:p>
          </table:table-cell>
        </table:table-row>
        <table:table-row table:style-name="ro2">
          <table:table-cell office:value-type="string">
            <text:p>PIR</text:p>
          </table:table-cell>
          <table:table-cell table:style-name="ce1" office:value-type="float" office:value="6">
            <text:p>6</text:p>
          </table:table-cell>
          <table:table-cell office:value-type="float" office:value="65">
            <text:p>65</text:p>
          </table:table-cell>
          <table:table-cell office:value-type="currency" office:currency="EUR" office:value="0.74">
            <text:p>0,74 €</text:p>
          </table:table-cell>
          <table:table-cell table:formula="of:=[.B14]*([.C14]/1000)" office:value-type="float" office:value="0.39">
            <text:p>0,39</text:p>
          </table:table-cell>
          <table:table-cell/>
          <table:table-cell table:formula="of:=IF([.B14]=3.3;([.B14]*([.C14]/1000))*[.K14];0)" office:value-type="float" office:value="0">
            <text:p>0</text:p>
          </table:table-cell>
          <table:table-cell table:formula="of:=IF([.B14]=5;([.B14]*([.C14]/1000))*[.K14];0)" office:value-type="float" office:value="0">
            <text:p>0</text:p>
          </table:table-cell>
          <table:table-cell table:formula="of:=IF([.B14]=6;([.B14]*([.C14]/1000))*[.K14];0)" office:value-type="float" office:value="0.39">
            <text:p>0,39</text:p>
          </table:table-cell>
          <table:table-cell/>
          <table:table-cell office:value-type="float" office:value="1">
            <text:p>1</text:p>
          </table:table-cell>
          <table:table-cell table:formula="of:=[.K14]*[.E14]" office:value-type="float" office:value="0.39">
            <text:p>0,39</text:p>
          </table:table-cell>
          <table:table-cell/>
          <table:table-cell table:formula="of:=[.K14]*[.D14]" office:value-type="currency" office:currency="EUR" office:value="0.74">
            <text:p>0,74 €</text:p>
          </table:table-cell>
        </table:table-row>
        <table:table-row table:style-name="ro3">
          <table:table-cell office:value-type="string">
            <text:p>CurrentIC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/>
          <table:table-cell/>
          <table:table-cell table:formula="of:=IF([.B15]=3.3;([.B15]*([.C15]/1000))*[.K15];0)" office:value-type="float" office:value="0">
            <text:p>0</text:p>
          </table:table-cell>
          <table:table-cell table:formula="of:=IF([.B15]=5;([.B15]*([.C15]/1000))*[.K15];0)" office:value-type="float" office:value="0">
            <text:p>0</text:p>
          </table:table-cell>
          <table:table-cell table:formula="of:=IF([.B15]=6;([.B15]*([.C15]/1000))*[.K15];0)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[.K15]*[.E15]" office:value-type="float" office:value="0">
            <text:p>0</text:p>
          </table:table-cell>
          <table:table-cell/>
          <table:table-cell table:formula="of:=[.K15]*[.D15]" office:value-type="float" office:value="0">
            <text:p>0</text:p>
          </table:table-cell>
        </table:table-row>
        <table:table-row table:style-name="ro2">
          <table:table-cell office:value-type="string">
            <text:p>RGB LED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currency" office:currency="EUR" office:value="0.06">
            <text:p>0,06 €</text:p>
          </table:table-cell>
          <table:table-cell table:formula="of:=[.B16]*([.C16]/1000)" office:value-type="float" office:value="0.1">
            <text:p>0,1</text:p>
          </table:table-cell>
          <table:table-cell/>
          <table:table-cell table:formula="of:=IF([.B16]=3.3;([.B16]*([.C16]/1000))*[.K16];0)" office:value-type="float" office:value="0">
            <text:p>0</text:p>
          </table:table-cell>
          <table:table-cell table:formula="of:=IF([.B16]=5;([.B16]*([.C16]/1000))*[.K16];0)" office:value-type="float" office:value="1.6">
            <text:p>1,6</text:p>
          </table:table-cell>
          <table:table-cell table:formula="of:=IF([.B16]=6;([.B16]*([.C16]/1000))*[.K16];0)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table:formula="of:=[.K16]*[.E16]" office:value-type="float" office:value="1.6">
            <text:p>1,6</text:p>
          </table:table-cell>
          <table:table-cell/>
          <table:table-cell table:formula="of:=[.K16]*[.D16]" office:value-type="currency" office:currency="EUR" office:value="0.96">
            <text:p>0,96 €</text:p>
          </table:table-cell>
        </table:table-row>
        <table:table-row table:style-name="ro3">
          <table:table-cell office:value-type="string">
            <text:p>Humidity</text:p>
          </table:table-cell>
          <table:table-cell table:style-name="ce2" office:value-type="float" office:value="3.3">
            <text:p>3,3</text:p>
          </table:table-cell>
          <table:table-cell office:value-type="float" office:value="0.33">
            <text:p>0,33</text:p>
          </table:table-cell>
          <table:table-cell office:value-type="currency" office:currency="EUR" office:value="5.71">
            <text:p>5,71 €</text:p>
          </table:table-cell>
          <table:table-cell table:formula="of:=[.B17]*([.C17]/1000)" office:value-type="float" office:value="0.001089">
            <text:p>0,001089</text:p>
          </table:table-cell>
          <table:table-cell/>
          <table:table-cell table:formula="of:=IF([.B17]=3.3;([.B17]*([.C17]/1000))*[.K17];0)" office:value-type="float" office:value="0.001089">
            <text:p>0,001089</text:p>
          </table:table-cell>
          <table:table-cell table:formula="of:=IF([.B17]=5;([.B17]*([.C17]/1000))*[.K17];0)" office:value-type="float" office:value="0">
            <text:p>0</text:p>
          </table:table-cell>
          <table:table-cell table:formula="of:=IF([.B17]=6;([.B17]*([.C17]/1000))*[.K17];0)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[.K17]*[.E17]" office:value-type="float" office:value="0.001089">
            <text:p>0,001089</text:p>
          </table:table-cell>
          <table:table-cell/>
          <table:table-cell table:formula="of:=[.K17]*[.D17]" office:value-type="currency" office:currency="EUR" office:value="5.71">
            <text:p>5,71 €</text:p>
          </table:table-cell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3"/>
          <table:table-cell table:style-name="Default"/>
          <table:table-cell table:formula="of:=SUM([.E3:.E15])" office:value-type="float" office:value="3.2028892">
            <text:p>3,2028892</text:p>
          </table:table-cell>
          <table:table-cell/>
          <table:table-cell table:formula="of:=SUM([.G3:.G16])" office:value-type="float" office:value="0.6425892">
            <text:p>0,6425892</text:p>
          </table:table-cell>
          <table:table-cell table:formula="of:=SUM([.H3:.H16])" office:value-type="float" office:value="2.6">
            <text:p>2,6</text:p>
          </table:table-cell>
          <table:table-cell table:formula="of:=SUM([.I3:.I16])" office:value-type="float" office:value="1.59">
            <text:p>1,59</text:p>
          </table:table-cell>
          <table:table-cell table:number-columns-repeated="2"/>
          <table:table-cell table:formula="of:=SUM([.L3:.L19])" office:value-type="float" office:value="4.8336782">
            <text:p>4,8336782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Default"/>
          <table:table-cell table:number-columns-repeated="8"/>
          <table:table-cell table:style-name="ce4" office:value-type="string">
            <text:p>Min. Node</text:p>
          </table:table-cell>
          <table:table-cell table:style-name="ce4" office:value-type="string">
            <text:p>Max. Node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6"/>
          <table:table-cell office:value-type="string">
            <text:p>Bus Volt</text:p>
          </table:table-cell>
          <table:table-cell office:value-type="float" office:value="24">
            <text:p>24</text:p>
          </table:table-cell>
          <table:table-cell table:formula="of:=[.N3]+[.N5]+[.N6]+[.N9]+[.N12]+[.N14]+[.N16]+[.N17]" office:value-type="currency" office:currency="EUR" office:value="13.32">
            <text:p>13,32 €</text:p>
          </table:table-cell>
          <table:table-cell table:formula="of:=SUM([.N3:.N19])" office:value-type="currency" office:currency="EUR" office:value="56.3">
            <text:p>56,30 €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table:style-name="Default"/>
          <table:table-cell table:number-columns-repeated="6"/>
          <table:table-cell office:value-type="string">
            <text:p>Bus Ampere</text:p>
          </table:table-cell>
          <table:table-cell table:formula="of:=[.L20]/[.L22]" office:value-type="float" office:value="0.201403258333333">
            <text:p>0,2014032583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  <number:text> V</number:text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2">12.10.2014</text:date>, <text:time>19:28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Holzhauer</meta:initial-creator>
    <meta:creation-date>2014-10-12T15:35:57.23</meta:creation-date>
    <dc:date>2014-10-12T19:28:47.43</dc:date>
    <dc:creator>Martin Holzhauer</dc:creator>
    <meta:editing-duration>PT2H16M2S</meta:editing-duration>
    <meta:editing-cycles>6</meta:editing-cycles>
    <meta:generator>OpenOffice/4.0.1$Win32 OpenOffice.org_project/401m5$Build-9714</meta:generator>
    <meta:document-statistic meta:table-count="3" meta:cell-count="188" meta:object-count="0"/>
  </office:meta>
</office:document-meta>
</file>